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Heading_20_1">
      <style:paragraph-properties fo:break-before="page"/>
    </style:style>
    <style:style style:name="T1" style:family="text">
      <style:text-properties officeooo:rsid="000d09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hapter 11 Symbolic Constants </text:h>
      <text:p text:style-name="P1"/>
      <text:p text:style-name="P1">Constants are values that do not change during the life of the program. Constants are like variables in that the name of the constant refers to the defined value, but unlike </text:p>
      <text:p text:style-name="P1">a variable, these values cannot be changed in the program. There are two important reasons why constants should be used in your program. One, they help to document the program. Suppose in your role-playing game you have a weapon such as a broadsword. If you define the broadsword as a constant, which you can do with #Define broadsword </text:p>
      <text:p text:style-name="P1">12, you can then refer to the weapon id as broadsword, rather than 12. The number 12 </text:p>
      <text:p text:style-name="P1">imparts no real information when you see it in the code; broadsword on the the other </text:p>
      <text:p text:style-name="P1">hand is quite clear and understandable. </text:p>
      <text:p text:style-name="P1"/>
      <text:p text:style-name="P1">The second reason to use a constant is code maintenance. There may come a time when working on your role-playing game that you need to change the value of the broadsword id. If you have defined the id as a constant, you only need to change it in single location, the place where you defined the constant. If you had just used the number 12, you would have to search through the code and change each instance where12 referred to the broadsword. If the program is of any length at all, you will probably miss a reference or two, introducing bugs into your program. Bugs that may be difficult to locate and fix. </text:p>
      <text:p text:style-name="P1"/>
      <text:p text:style-name="P1">One of the things you will discover as you progress in your programming adventure is that programs are dynamic, not static. There is always a new technique being developed that you can use, a new compiler function that will improve your program, and bugs that need to be fixed. The only thing that stays the same in a program is the fact that programs continually evolve over time. You should always keep in mind that when you write a program, you will probably end up making changes to the program, and you should code accordingly. It may be easier to write 12 than it is to write broadsword, but a few extra seconds of typing will save you hours when you need to change 12 to 120. </text:p>
      <text:p text:style-name="P1"/>
      <text:h text:style-name="Heading_20_2" text:outline-level="2">#Define as a Constant </text:h>
      <text:p text:style-name="P1"/>
      <text:p text:style-name="P1">You have already seen #Define at work in several of the example programs.</text:p>
      <text:p text:style-name="P1">#Define is a preprocessor command, where the defined symbol is physically replaced in the code by the associated value. #Define of course is used in a number of situations, from creating macros to conditional compilation, but it is also useful for creating constants within your program. If you look through the declaration files in the include folder of your FreeBasic installation, you will see that #Define is used extensively for constant values. Since the compiler replaces the symbol definition with the defined value, it is a very efficient coding method. It is also quite easy to use, as the following code snippet illustrates. </text:p>
      <text:p text:style-name="P1"/>
      <text:p text:style-name="P1">'Define directions </text:p>
      <text:p text:style-name="P1">#Define north 1 </text:p>
      <text:p text:style-name="P1">#Define neast 2 </text:p>
      <text:p text:style-name="P1">#Define east 3 </text:p>
      <text:p text:style-name="P1">#Define seast 4 </text:p>
      <text:p text:style-name="P1">#Define south 5 </text:p>
      <text:p text:style-name="P1">#Define west 6</text:p>
      <text:p text:style-name="P1">#Define swest 7 </text:p>
      <text:p text:style-name="P1"><text:soft-page-break/>#Define nwest 8 </text:p>
      <text:p text:style-name="P1"/>
      <text:p text:style-name="P1">Once you define the constants, you can use the symbols in your programs just as you would the values. You have already seen this technique used in some of the example programs presented in the book. </text:p>
      <text:p text:style-name="P1"/>
      <text:h text:style-name="Heading_20_2" text:outline-level="2">The Const Keyword </text:h>
      <text:p text:style-name="P1"/>
      <text:p text:style-name="P1">The Const keyword is another method to define constants in your program. The format is similar to the #define, as the following code snippet illustrates. </text:p>
      <text:p text:style-name="P1"/>
      <text:p text:style-name="P1">Const xk = Chr(255) </text:p>
      <text:p text:style-name="P1">Const key_up = xk &amp; Chr(72) </text:p>
      <text:p text:style-name="P1">Const key_dn = xk &amp; Chr(80) </text:p>
      <text:p text:style-name="P1">Const key_rt = xk &amp; Chr(77)</text:p>
      <text:p text:style-name="P1">Const key_lt = xk &amp; Chr(75) </text:p>
      <text:p text:style-name="P1"/>
      <text:p text:style-name="P1"/>
      <text:p text:style-name="P1">These constants are the character codes returned by Inkey for the arrow keys. Inkey returns a two byte string for the extended keys, Chr(255) + the extended key character code. Inkey is covered in detail in the chapter on Console Programming. To use these <text:span text:style-name="T1">constants</text:span> in your program you would just use key_lt for example to check to see if the left arrow key had been pressed. </text:p>
      <text:p text:style-name="P1"/>
      <text:h text:style-name="Heading_20_2" text:outline-level="2">Const Versus #Define </text:h>
      <text:p text:style-name="P1"/>
      <text:p text:style-name="P1">As you can see Const and #Define are similar constructs. The question thenbecomes, which one should you use? Remember that #Define replaces the symbol name with the text following the symbol. If you wrote #Define key_up xk &amp; Chr(72), then the code xk &amp; Chr(72) would be replace the symbol key_up. If you had several places where you used key_up, then there would be several instances of xk &amp; Chr(72) in your program. You can see that by using #Define in this case your program would be performing the same calculation over and over. It is much more efficient to use Const in this case, since the calculation is only done once, when the Const is defined. </text:p>
      <text:p text:style-name="P1"/>
      <text:p text:style-name="P1">On the other hand, if you are defining single constant values, such as compass directions, then using a #Define is preferable to using Const. For a Const value, the compiler must do a lookup in the symbol table and it is much more efficient to simple replace the symbol with the value using #Define. </text:p>
      <text:p text:style-name="P1"/>
      <text:h text:style-name="Heading_20_2" text:outline-level="2">Enumerations </text:h>
      <text:p text:style-name="P1"/>
      <text:p text:style-name="P1">Enumerations are sequential values that the compiler can calculate for you. To create an enumeration, you use enclose the values within an Enum-End Enum block. The compass direction defined above could also be defined as an enumeration. </text:p>
      <text:p text:style-name="P1"/>
      <text:p text:style-name="P1">Enum compass </text:p>
      <text:p text:style-name="P1"><text:tab/>north = 1 </text:p>
      <text:p text:style-name="P1"><text:tab/>neast </text:p>
      <text:p text:style-name="P1"><text:soft-page-break/><text:tab/>east </text:p>
      <text:p text:style-name="P1"><text:tab/>seast </text:p>
      <text:p text:style-name="P1"><text:tab/>south </text:p>
      <text:p text:style-name="P1"><text:tab/>west </text:p>
      <text:p text:style-name="P1"><text:tab/>swest </text:p>
      <text:p text:style-name="P1"><text:tab/>nwest </text:p>
      <text:p text:style-name="P1">End Enum </text:p>
      <text:p text:style-name="P1"/>
      <text:p text:style-name="P1"/>
      <text:p text:style-name="P1">In this example, neast will be defined as 2, with east defined as 3 and so on. If nostarting value is set, enumerations start at 0. You can also change the sequence within an enumeration by setting a symbol to a value using =, and any following symbols will be incremented from this starting point. </text:p>
      <text:p text:style-name="P1"/>
      <text:p text:style-name="P1">Enum compass </text:p>
      <text:p text:style-name="P1"><text:tab/>north = 1 </text:p>
      <text:p text:style-name="P1"><text:tab/>east </text:p>
      <text:p text:style-name="P1"><text:tab/>south </text:p>
      <text:p text:style-name="P1"><text:tab/>west </text:p>
      <text:p text:style-name="P1"><text:tab/>neast = 10 </text:p>
      <text:p text:style-name="P1"><text:tab/>seast </text:p>
      <text:p text:style-name="P1"><text:tab/>swest </text:p>
      <text:p text:style-name="P1"><text:tab/>nwest </text:p>
      <text:p text:style-name="P1">End Enum </text:p>
      <text:p text:style-name="P1"/>
      <text:p text:style-name="P1"/>
      <text:p text:style-name="P1">In this example, the value of seast will be 11, swest will be 12 and so on. Once you define an enumeration, you can create variables of the Enum and use that variable within </text:p>
      <text:p text:style-name="P1">your program. </text:p>
      <text:p text:style-name="P1"/>
      <text:p text:style-name="P1">Dim a Compass as compass </text:p>
      <text:p text:style-name="P1"/>
      <text:p text:style-name="P1"/>
      <text:p text:style-name="P1">You can then use the enumeration values to initialize the variable. The following code snippet set a Compass to the north-defined value. </text:p>
      <text:p text:style-name="P1"/>
      <text:p text:style-name="P1">a Compass = north </text:p>
      <text:p text:style-name="P1"/>
      <text:p text:style-name="P1"/>
      <text:p text:style-name="P1">Caution The compiler does not check to see if the value being passed to the Enumerable is within the defined range of the enumeration. It is the responsibility of the programmer to ensure that the Enum variable contains the correct values. </text:p>
      <text:p text:style-name="P1"/>
      <text:h text:style-name="Heading_20_2" text:outline-level="2">A Look Ahead </text:h>
      <text:p text:style-name="P1"/>
      <text:p text:style-name="P1">In the next chapter you will see how to create and work with Arrays in FreeBasic. </text:p>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left="0in" fo:margin-right="0in" fo:margin-top="0in" fo:margin-bottom="0in" loext:contextual-spacing="false" fo:text-indent="0in" style:auto-text-indent="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1 Symbolic Constants </dc:title>
    <dc:date>2018-12-31T12:08:26.089000000</dc:date>
    <meta:editing-duration>PT12M5S</meta:editing-duration>
    <meta:editing-cycles>5</meta:editing-cycles>
    <meta:generator>LibreOffice/6.1.2.1$Windows_x86 LibreOffice_project/65905a128db06ba48db947242809d14d3f9a93fe</meta:generator>
    <meta:document-statistic meta:table-count="0" meta:image-count="0" meta:object-count="0" meta:page-count="4" meta:paragraph-count="64" meta:word-count="1102" meta:character-count="6188" meta:non-whitespace-character-count="5074"/>
    <meta:template xlink:type="simple" xlink:actuate="onRequest" xlink:title="" xlink:href="../fbeginnerm.odm" meta:date="2018-11-21T20:01:21.590057868"/>
  </office:meta>
</office:document-meta>
</file>